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X = functional test</text:p>
          </table:table-cell>
          <table:table-cell table:number-columns-repeated="5"/>
        </table:table-row>
        <table:table-row table:style-name="ro1">
          <table:table-cell office:value-type="string">
            <text:p>P = performance test</text:p>
          </table:table-cell>
          <table:table-cell table:number-columns-repeated="5"/>
        </table:table-row>
        <table:table-row table:style-name="ro1">
          <table:table-cell office:value-type="string">
            <text:p>M = memory test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Nexus 1</text:p>
          </table:table-cell>
          <table:table-cell office:value-type="string">
            <text:p>Nexus S</text:p>
          </table:table-cell>
          <table:table-cell office:value-type="string">
            <text:p>Touchpad</text:p>
          </table:table-cell>
        </table:table-row>
        <table:table-row table:style-name="ro1">
          <table:table-cell/>
          <table:table-cell office:value-type="string">
            <text:p>Cache corruptio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ps Service starts first, then main app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y 128 bit key length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/>
          <table:table-cell office:value-type="string">
            <text:p>Kill every screen and make sure it still works (Especially fragments!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ithout password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b deleti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b deletion, service starts up firs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o sdcard presen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orks after sdcard resinserte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ith password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b deleti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o sdcard presen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orks after sdcard resinserte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lect Area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ng pres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orm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imeview move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zoom i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zoom ou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xact time selecte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cache being created while including latest tim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ve timeview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orm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hile cache is being create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imezone updates properl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xact move timezone work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erformanc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n screen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ots right siz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arge amount of data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eate cache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erformanc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dia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reate photo, is show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reate video, is show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iew imag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iew imag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lete imag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lete last imag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iew vide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iew video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lete vide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lete last video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ache updates photo, timeview include latest tim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ahce updates photo, timeview doesn't include latest tim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ial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rial icon has “TRIAL” on the actual bitmap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emium does not have “TRIAL” on the bitmap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f trial is installed without setup, premium installs correctly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uild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xpires, allows backup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ervice will shutoff after expiry (And battery has changed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uy premium link corr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uying premium moves trial to premiu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hen trial is running and premium is installed, trial is shutdown and premium start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hen expired trial is running and premium is installed, trial is shutdown and premium start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hen premium is running and trial is started , trial moves to prem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dcard not mounted works when trial expire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eate backup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hows timezone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crypted work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nencrypted work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avigating away and coming back works (while in backup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ancel works while build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llow error reporting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nitial setup acra setting works postively and negatively?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xception with acra enabled in forwarded activity doesn't create infinite loop?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tozoom 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orm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ve to user location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oes nothing when greyed ou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orm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tric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ork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ave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lorblind</text:p>
          </table:table-cell>
          <table:table-cell office:value-type="string">
            <text:p>work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ave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store backup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imezones complet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crypted work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nencrypted work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avigating away and coming back works (while in restore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ill process while restor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ter password, navigating away and coming back works (while in restore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ter password, navigating away and coming back works, while restoring encrypted file and in “Enter password” (for encrypted file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ter password, kill process while restor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avigate away and return after restore is finishe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ancel works, hitting as quick as possible after restore start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ancel works, during reading data phase (encrypted)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ancel works, during restoring phas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ancel works, after restore phas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ancel works, then a gps point can be taken by servic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store with sas in map vie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erformanc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oltip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on/off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ave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lcome screens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ps on/off work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ettings acra setting works positively and negatively?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ssword entry work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elcom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cline TO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oceed, no password, no gps tracki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creen with zero data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ork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elect area causes no problem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utozoo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reate backup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store backup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imeview move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zoom to locatio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ssword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Asked for when ttt started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urn off work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urn on work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hange work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mezone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orma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hen starting, duplicate time zones are cleared out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cense server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icense server correctly records unlicensed premium, or everlasting tri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ress test license serv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ages</text:p>
          </table:table-cell>
          <table:table-cell/>
          <table:table-cell office:value-type="string">
            <text:p>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in screen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as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store / backup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iew imag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ictures are centered correctly over point and look right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7">12/27/2012</text:date>, <text:time>12:5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Engler</meta:initial-creator>
    <meta:creation-date>2012-11-10T12:46:19</meta:creation-date>
    <dc:date>2012-12-27T12:52:19</dc:date>
    <dc:creator>Tim Engler</dc:creator>
    <meta:editing-duration>P18DT10H30M40S</meta:editing-duration>
    <meta:editing-cycles>77</meta:editing-cycles>
    <meta:generator>OpenOffice.org/3.4.1$Unix OpenOffice.org_project/341m1$Build-9593</meta:generator>
    <meta:document-statistic meta:table-count="3" meta:cell-count="260" meta:object-count="0"/>
  </office:meta>
</office:document-meta>
</file>